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3])" office:value-type="string" office:string-value="backAT1" calcext:value-type="string">
            <text:p>backAT1</text:p>
          </table:table-cell>
          <table:table-cell table:formula="of:=COM.MICROSOFT.CONCAT(&quot;%QX0.0.1.&quot;;[.G3])" office:value-type="string" office:string-value="%QX0.0.1.0" calcext:value-type="string">
            <text:p>%QX0.0.1.0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4])" office:value-type="string" office:string-value="forwardAT1" calcext:value-type="string">
            <text:p>forwardAT1</text:p>
          </table:table-cell>
          <table:table-cell table:formula="of:=COM.MICROSOFT.CONCAT(&quot;%QX0.0.1.&quot;;[.G4])" office:value-type="string" office:string-value="%QX0.0.1.1" calcext:value-type="string">
            <text:p>%QX0.0.1.1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5])" office:value-type="string" office:string-value="sensorAT1" calcext:value-type="string">
            <text:p>sensorAT1</text:p>
          </table:table-cell>
          <table:table-cell table:formula="of:=COM.MICROSOFT.CONCAT(&quot;%IX0.0.0.&quot;;[.G5])" office:value-type="string" office:string-value="%IX0.0.0.0" calcext:value-type="string">
            <text:p>%IX0.0.0.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6])" office:value-type="string" office:string-value="backAT2" calcext:value-type="string">
            <text:p>backAT2</text:p>
          </table:table-cell>
          <table:table-cell table:formula="of:=COM.MICROSOFT.CONCAT(&quot;%QX0.0.1.&quot;;[.G6])" office:value-type="string" office:string-value="%QX0.0.1.2" calcext:value-type="string">
            <text:p>%QX0.0.1.2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7])" office:value-type="string" office:string-value="forwardAT2" calcext:value-type="string">
            <text:p>forwardAT2</text:p>
          </table:table-cell>
          <table:table-cell table:formula="of:=COM.MICROSOFT.CONCAT(&quot;%QX0.0.1.&quot;;[.G7])" office:value-type="string" office:string-value="%QX0.0.1.3" calcext:value-type="string">
            <text:p>%QX0.0.1.3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9])" office:value-type="string" office:string-value="sensorAT2" calcext:value-type="string">
            <text:p>sensorAT2</text:p>
          </table:table-cell>
          <table:table-cell table:formula="of:=COM.MICROSOFT.CONCAT(&quot;%IX0.0.0.&quot;;[.G9])" office:value-type="string" office:string-value="%IX0.0.0.1" calcext:value-type="string">
            <text:p>%IX0.0.0.1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0])" office:value-type="string" office:string-value="sensorMM" calcext:value-type="string">
            <text:p>sensorMM</text:p>
          </table:table-cell>
          <table:table-cell table:formula="of:=COM.MICROSOFT.CONCAT(&quot;%IX0.0.0.&quot;;[.G10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1])" office:value-type="string" office:string-value="sensorMM" calcext:value-type="string">
            <text:p>sensorMM</text:p>
          </table:table-cell>
          <table:table-cell table:formula="of:=COM.MICROSOFT.CONCAT(&quot;%IX0.0.0.&quot;;[.G11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2])" office:value-type="string" office:string-value="sensorMM" calcext:value-type="string">
            <text:p>sensorMM</text:p>
          </table:table-cell>
          <table:table-cell table:formula="of:=COM.MICROSOFT.CONCAT(&quot;%IX0.0.0.&quot;;[.G12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13])" office:value-type="string" office:string-value="backSaT2" calcext:value-type="string">
            <text:p>backSaT2</text:p>
          </table:table-cell>
          <table:table-cell table:formula="of:=COM.MICROSOFT.CONCAT(&quot;%QX0.0.1.&quot;;[.G13])" office:value-type="string" office:string-value="%QX0.0.1.7" calcext:value-type="string">
            <text:p>%QX0.0.1.7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4])" office:value-type="string" office:string-value="forwardSaT2" calcext:value-type="string">
            <text:p>forwardSaT2</text:p>
          </table:table-cell>
          <table:table-cell table:formula="of:=COM.MICROSOFT.CONCAT(&quot;%QX0.0.1.&quot;;[.G14])" office:value-type="string" office:string-value="%QX0.0.1.8" calcext:value-type="string">
            <text:p>%QX0.0.1.8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15])" office:value-type="string" office:string-value="leftRotSaT2" calcext:value-type="string">
            <text:p>leftRotSaT2</text:p>
          </table:table-cell>
          <table:table-cell table:formula="of:=COM.MICROSOFT.CONCAT(&quot;%QX0.0.1.&quot;;[.G15])" office:value-type="string" office:string-value="%QX0.0.1.9" calcext:value-type="string">
            <text:p>%QX0.0.1.9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16])" office:value-type="string" office:string-value="rightRotSaT2" calcext:value-type="string">
            <text:p>rightRotSaT2</text:p>
          </table:table-cell>
          <table:table-cell table:formula="of:=COM.MICROSOFT.CONCAT(&quot;%QX0.0.1.&quot;;[.G16])" office:value-type="string" office:string-value="%QX0.0.1.10" calcext:value-type="string">
            <text:p>%QX0.0.1.10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17])" office:value-type="string" office:string-value="backSaT6" calcext:value-type="string">
            <text:p>backSaT6</text:p>
          </table:table-cell>
          <table:table-cell table:formula="of:=COM.MICROSOFT.CONCAT(&quot;%QX0.0.1.&quot;;[.G17])" office:value-type="string" office:string-value="%QX0.0.1.31" calcext:value-type="string">
            <text:p>%QX0.0.1.31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8])" office:value-type="string" office:string-value="forwardSaT6" calcext:value-type="string">
            <text:p>forwardSaT6</text:p>
          </table:table-cell>
          <table:table-cell table:formula="of:=COM.MICROSOFT.CONCAT(&quot;%QX0.0.1.&quot;;[.G18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19])" office:value-type="string" office:string-value="leftRotSaT6" calcext:value-type="string">
            <text:p>leftRotSaT6</text:p>
          </table:table-cell>
          <table:table-cell table:formula="of:=COM.MICROSOFT.CONCAT(&quot;%QX0.0.1.&quot;;[.G19])" office:value-type="string" office:string-value="%QX0.0.1.33" calcext:value-type="string">
            <text:p>%QX0.0.1.33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20])" office:value-type="string" office:string-value="rightRotSaT6" calcext:value-type="string">
            <text:p>rightRotSaT6</text:p>
          </table:table-cell>
          <table:table-cell table:formula="of:=COM.MICROSOFT.CONCAT(&quot;%QX0.0.1.&quot;;[.G20])" office:value-type="string" office:string-value="%QX0.0.1.34" calcext:value-type="string">
            <text:p>%QX0.0.1.34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21])" office:value-type="string" office:string-value="backSbT2" calcext:value-type="string">
            <text:p>backSbT2</text:p>
          </table:table-cell>
          <table:table-cell table:formula="of:=COM.MICROSOFT.CONCAT(&quot;%QX0.0.1.&quot;;[.G21])" office:value-type="string" office:string-value="%QX0.0.1.39" calcext:value-type="string">
            <text:p>%QX0.0.1.39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22])" office:value-type="string" office:string-value="forwardSbT2" calcext:value-type="string">
            <text:p>forwardSbT2</text:p>
          </table:table-cell>
          <table:table-cell table:formula="of:=COM.MICROSOFT.CONCAT(&quot;%QX0.0.1.&quot;;[.G22])" office:value-type="string" office:string-value="%QX0.0.1.40" calcext:value-type="string">
            <text:p>%QX0.0.1.40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23])" office:value-type="string" office:string-value="leftRotSbT2" calcext:value-type="string">
            <text:p>leftRotSbT2</text:p>
          </table:table-cell>
          <table:table-cell table:formula="of:=COM.MICROSOFT.CONCAT(&quot;%QX0.0.1.&quot;;[.G23])" office:value-type="string" office:string-value="%QX0.0.1.41" calcext:value-type="string">
            <text:p>%QX0.0.1.41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24])" office:value-type="string" office:string-value="rightRotSbT2" calcext:value-type="string">
            <text:p>rightRotSbT2</text:p>
          </table:table-cell>
          <table:table-cell table:formula="of:=COM.MICROSOFT.CONCAT(&quot;%QX0.0.1.&quot;;[.G24])" office:value-type="string" office:string-value="%QX0.0.1.42" calcext:value-type="string">
            <text:p>%QX0.0.1.42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25])" office:value-type="string" office:string-value="backSbT6" calcext:value-type="string">
            <text:p>backSbT6</text:p>
          </table:table-cell>
          <table:table-cell table:formula="of:=COM.MICROSOFT.CONCAT(&quot;%QX0.0.1.&quot;;[.G25])" office:value-type="string" office:string-value="%QX0.0.1.63" calcext:value-type="string">
            <text:p>%QX0.0.1.63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26])" office:value-type="string" office:string-value="forwardSbT6" calcext:value-type="string">
            <text:p>forwardSbT6</text:p>
          </table:table-cell>
          <table:table-cell table:formula="of:=COM.MICROSOFT.CONCAT(&quot;%QX0.0.1.&quot;;[.G26])" office:value-type="string" office:string-value="%QX0.0.1.64" calcext:value-type="string">
            <text:p>%QX0.0.1.64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27])" office:value-type="string" office:string-value="leftRotSbT6" calcext:value-type="string">
            <text:p>leftRotSbT6</text:p>
          </table:table-cell>
          <table:table-cell table:formula="of:=COM.MICROSOFT.CONCAT(&quot;%QX0.0.1.&quot;;[.G27])" office:value-type="string" office:string-value="%QX0.0.1.65" calcext:value-type="string">
            <text:p>%QX0.0.1.65</text:p>
          </table:table-cell>
          <table:table-cell table:formula="of:=COM.MICROSOFT.CONCAT(&quot;&lt;variable name=&quot;&quot;&quot;;[.H27];&quot;&quot;&quot;&quot;;&quot; address=&quot;&quot;&quot;;[.I27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28])" office:value-type="string" office:string-value="rightRotSbT6" calcext:value-type="string">
            <text:p>rightRotSbT6</text:p>
          </table:table-cell>
          <table:table-cell table:formula="of:=COM.MICROSOFT.CONCAT(&quot;%QX0.0.1.&quot;;[.G28])" office:value-type="string" office:string-value="%QX0.0.1.66" calcext:value-type="string">
            <text:p>%QX0.0.1.66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29])" office:value-type="string" office:string-value="backScT2" calcext:value-type="string">
            <text:p>backScT2</text:p>
          </table:table-cell>
          <table:table-cell table:formula="of:=COM.MICROSOFT.CONCAT(&quot;%QX0.0.1.&quot;;[.G29])" office:value-type="string" office:string-value="%QX0.0.1.71" calcext:value-type="string">
            <text:p>%QX0.0.1.71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30])" office:value-type="string" office:string-value="forwardScT2" calcext:value-type="string">
            <text:p>forwardScT2</text:p>
          </table:table-cell>
          <table:table-cell table:formula="of:=COM.MICROSOFT.CONCAT(&quot;%QX0.0.1.&quot;;[.G30])" office:value-type="string" office:string-value="%QX0.0.1.72" calcext:value-type="string">
            <text:p>%QX0.0.1.72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31])" office:value-type="string" office:string-value="leftRotScT2" calcext:value-type="string">
            <text:p>leftRotScT2</text:p>
          </table:table-cell>
          <table:table-cell table:formula="of:=COM.MICROSOFT.CONCAT(&quot;%QX0.0.1.&quot;;[.G31])" office:value-type="string" office:string-value="%QX0.0.1.73" calcext:value-type="string">
            <text:p>%QX0.0.1.73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2])" office:value-type="string" office:string-value="rightRotScT2" calcext:value-type="string">
            <text:p>rightRotScT2</text:p>
          </table:table-cell>
          <table:table-cell table:formula="of:=COM.MICROSOFT.CONCAT(&quot;%QX0.0.1.&quot;;[.G32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33])" office:value-type="string" office:string-value="backScT6" calcext:value-type="string">
            <text:p>backScT6</text:p>
          </table:table-cell>
          <table:table-cell table:formula="of:=COM.MICROSOFT.CONCAT(&quot;%QX0.0.1.&quot;;[.G33])" office:value-type="string" office:string-value="%QX0.0.1.95" calcext:value-type="string">
            <text:p>%QX0.0.1.95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34])" office:value-type="string" office:string-value="forwardScT6" calcext:value-type="string">
            <text:p>forwardScT6</text:p>
          </table:table-cell>
          <table:table-cell table:formula="of:=COM.MICROSOFT.CONCAT(&quot;%QX0.0.1.&quot;;[.G34])" office:value-type="string" office:string-value="%QX0.0.1.96" calcext:value-type="string">
            <text:p>%QX0.0.1.96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35])" office:value-type="string" office:string-value="leftRotScT6" calcext:value-type="string">
            <text:p>leftRotScT6</text:p>
          </table:table-cell>
          <table:table-cell table:formula="of:=COM.MICROSOFT.CONCAT(&quot;%QX0.0.1.&quot;;[.G3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6])" office:value-type="string" office:string-value="rightRotScT6" calcext:value-type="string">
            <text:p>rightRotScT6</text:p>
          </table:table-cell>
          <table:table-cell table:formula="of:=COM.MICROSOFT.CONCAT(&quot;%QX0.0.1.&quot;;[.G36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37])" office:value-type="string" office:string-value="backMT2" calcext:value-type="string">
            <text:p>backMT2</text:p>
          </table:table-cell>
          <table:table-cell table:formula="of:=COM.MICROSOFT.CONCAT(&quot;%QX0.0.1.&quot;;[.G37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38])" office:value-type="string" office:string-value="forwardMT2" calcext:value-type="string">
            <text:p>forwardMT2</text:p>
          </table:table-cell>
          <table:table-cell table:formula="of:=COM.MICROSOFT.CONCAT(&quot;%QX0.0.1.&quot;;[.G38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39])" office:value-type="string" office:string-value="leftRotMT2" calcext:value-type="string">
            <text:p>leftRotMT2</text:p>
          </table:table-cell>
          <table:table-cell table:formula="of:=COM.MICROSOFT.CONCAT(&quot;%QX0.0.1.&quot;;[.G39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41])" office:value-type="string" office:string-value="backMT6" calcext:value-type="string">
            <text:p>backMT6</text:p>
          </table:table-cell>
          <table:table-cell table:formula="of:=COM.MICROSOFT.CONCAT(&quot;%QX0.0.1.&quot;;[.G41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42])" office:value-type="string" office:string-value="forwardMT6" calcext:value-type="string">
            <text:p>forwardMT6</text:p>
          </table:table-cell>
          <table:table-cell table:formula="of:=COM.MICROSOFT.CONCAT(&quot;%QX0.0.1.&quot;;[.G42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43])" office:value-type="string" office:string-value="leftRotMT6" calcext:value-type="string">
            <text:p>leftRotMT6</text:p>
          </table:table-cell>
          <table:table-cell table:formula="of:=COM.MICROSOFT.CONCAT(&quot;%QX0.0.1.&quot;;[.G43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4])" office:value-type="string" office:string-value="rightRotMT6" calcext:value-type="string">
            <text:p>rightRotMT6</text:p>
          </table:table-cell>
          <table:table-cell table:formula="of:=COM.MICROSOFT.CONCAT(&quot;%QX0.0.1.&quot;;[.G44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45])" office:value-type="string" office:string-value="backCT2" calcext:value-type="string">
            <text:p>backCT2</text:p>
          </table:table-cell>
          <table:table-cell table:formula="of:=COM.MICROSOFT.CONCAT(&quot;%QX0.0.1.&quot;;[.G45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46])" office:value-type="string" office:string-value="forwardCT2" calcext:value-type="string">
            <text:p>forwardCT2</text:p>
          </table:table-cell>
          <table:table-cell table:formula="of:=COM.MICROSOFT.CONCAT(&quot;%QX0.0.1.&quot;;[.G4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47])" office:value-type="string" office:string-value="leftRotCT2" calcext:value-type="string">
            <text:p>leftRotCT2</text:p>
          </table:table-cell>
          <table:table-cell table:formula="of:=COM.MICROSOFT.CONCAT(&quot;%QX0.0.1.&quot;;[.G47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8])" office:value-type="string" office:string-value="rightRotCT2" calcext:value-type="string">
            <text:p>rightRotCT2</text:p>
          </table:table-cell>
          <table:table-cell table:formula="of:=COM.MICROSOFT.CONCAT(&quot;%QX0.0.1.&quot;;[.G48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49])" office:value-type="string" office:string-value="backCT8" calcext:value-type="string">
            <text:p>backCT8</text:p>
          </table:table-cell>
          <table:table-cell table:formula="of:=COM.MICROSOFT.CONCAT(&quot;%QX0.0.1.&quot;;[.G4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50])" office:value-type="string" office:string-value="forwardCT8" calcext:value-type="string">
            <text:p>forwardCT8</text:p>
          </table:table-cell>
          <table:table-cell table:formula="of:=COM.MICROSOFT.CONCAT(&quot;%QX0.0.1.&quot;;[.G50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1])" office:value-type="string" office:string-value="leftRotCT8" calcext:value-type="string">
            <text:p>leftRotCT8</text:p>
          </table:table-cell>
          <table:table-cell table:formula="of:=COM.MICROSOFT.CONCAT(&quot;%QX0.0.1.&quot;;[.G51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52])" office:value-type="string" office:string-value="rightRotCT8" calcext:value-type="string">
            <text:p>rightRotCT8</text:p>
          </table:table-cell>
          <table:table-cell table:formula="of:=COM.MICROSOFT.CONCAT(&quot;%QX0.0.1.&quot;;[.G52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53])" office:value-type="string" office:string-value="sensorSaT2" calcext:value-type="string">
            <text:p>sensorSaT2</text:p>
          </table:table-cell>
          <table:table-cell table:formula="of:=COM.MICROSOFT.CONCAT(&quot;%IX0.0.0.&quot;;[.G53])" office:value-type="string" office:string-value="%IX0.0.0.3" calcext:value-type="string">
            <text:p>%IX0.0.0.3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54])" office:value-type="string" office:string-value="sensorRotLeftSaT2" calcext:value-type="string">
            <text:p>sensorRotLeftSaT2</text:p>
          </table:table-cell>
          <table:table-cell table:formula="of:=COM.MICROSOFT.CONCAT(&quot;%IX0.0.1.&quot;;[.G54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55])" office:value-type="string" office:string-value="sensorRotRightSaT2" calcext:value-type="string">
            <text:p>sensorRotRightSaT2</text:p>
          </table:table-cell>
          <table:table-cell table:formula="of:=COM.MICROSOFT.CONCAT(&quot;%IX0.0.1.&quot;;[.G55])" office:value-type="string" office:string-value="%IX0.0.1.5" calcext:value-type="string">
            <text:p>%IX0.0.1.5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56])" office:value-type="string" office:string-value="sensorSaT6" calcext:value-type="string">
            <text:p>sensorSaT6</text:p>
          </table:table-cell>
          <table:table-cell table:formula="of:=COM.MICROSOFT.CONCAT(&quot;%IX0.0.0.&quot;;[.G56])" office:value-type="string" office:string-value="%IX0.0.0.19" calcext:value-type="string">
            <text:p>%IX0.0.0.19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57])" office:value-type="string" office:string-value="sensorRotLeftSaT6" calcext:value-type="string">
            <text:p>sensorRotLeftSaT6</text:p>
          </table:table-cell>
          <table:table-cell table:formula="of:=COM.MICROSOFT.CONCAT(&quot;%IX0.0.1.&quot;;[.G57])" office:value-type="string" office:string-value="%IX0.0.1.20" calcext:value-type="string">
            <text:p>%IX0.0.1.20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58])" office:value-type="string" office:string-value="sensorRotRightSaT6" calcext:value-type="string">
            <text:p>sensorRotRightSaT6</text:p>
          </table:table-cell>
          <table:table-cell table:formula="of:=COM.MICROSOFT.CONCAT(&quot;%IX0.0.1.&quot;;[.G58])" office:value-type="string" office:string-value="%IX0.0.1.21" calcext:value-type="string">
            <text:p>%IX0.0.1.21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59])" office:value-type="string" office:string-value="sensorSbT2" calcext:value-type="string">
            <text:p>sensorSbT2</text:p>
          </table:table-cell>
          <table:table-cell table:formula="of:=COM.MICROSOFT.CONCAT(&quot;%IX0.0.0.&quot;;[.G59])" office:value-type="string" office:string-value="%IX0.0.0.24" calcext:value-type="string">
            <text:p>%IX0.0.0.24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60])" office:value-type="string" office:string-value="sensorRotLeftSbT2" calcext:value-type="string">
            <text:p>sensorRotLeftSbT2</text:p>
          </table:table-cell>
          <table:table-cell table:formula="of:=COM.MICROSOFT.CONCAT(&quot;%IX0.0.1.&quot;;[.G60])" office:value-type="string" office:string-value="%IX0.0.1.25" calcext:value-type="string">
            <text:p>%IX0.0.1.25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61])" office:value-type="string" office:string-value="sensorRotRightSbT2" calcext:value-type="string">
            <text:p>sensorRotRightSbT2</text:p>
          </table:table-cell>
          <table:table-cell table:formula="of:=COM.MICROSOFT.CONCAT(&quot;%IX0.0.1.&quot;;[.G6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62])" office:value-type="string" office:string-value="sensorSbT6" calcext:value-type="string">
            <text:p>sensorSbT6</text:p>
          </table:table-cell>
          <table:table-cell table:formula="of:=COM.MICROSOFT.CONCAT(&quot;%IX0.0.0.&quot;;[.G62])" office:value-type="string" office:string-value="%IX0.0.0.40" calcext:value-type="string">
            <text:p>%IX0.0.0.40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63])" office:value-type="string" office:string-value="sensorRotLeftSbT6" calcext:value-type="string">
            <text:p>sensorRotLeftSbT6</text:p>
          </table:table-cell>
          <table:table-cell table:formula="of:=COM.MICROSOFT.CONCAT(&quot;%IX0.0.1.&quot;;[.G63])" office:value-type="string" office:string-value="%IX0.0.1.41" calcext:value-type="string">
            <text:p>%IX0.0.1.41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64])" office:value-type="string" office:string-value="sensorRotRightSbT6" calcext:value-type="string">
            <text:p>sensorRotRightSbT6</text:p>
          </table:table-cell>
          <table:table-cell table:formula="of:=COM.MICROSOFT.CONCAT(&quot;%IX0.0.1.&quot;;[.G64])" office:value-type="string" office:string-value="%IX0.0.1.42" calcext:value-type="string">
            <text:p>%IX0.0.1.42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65])" office:value-type="string" office:string-value="sensorScT2" calcext:value-type="string">
            <text:p>sensorScT2</text:p>
          </table:table-cell>
          <table:table-cell table:formula="of:=COM.MICROSOFT.CONCAT(&quot;%IX0.0.0.&quot;;[.G65])" office:value-type="string" office:string-value="%IX0.0.0.45" calcext:value-type="string">
            <text:p>%IX0.0.0.45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66])" office:value-type="string" office:string-value="sensorRotLeftScT2" calcext:value-type="string">
            <text:p>sensorRotLeftScT2</text:p>
          </table:table-cell>
          <table:table-cell table:formula="of:=COM.MICROSOFT.CONCAT(&quot;%IX0.0.1.&quot;;[.G66])" office:value-type="string" office:string-value="%IX0.0.1.46" calcext:value-type="string">
            <text:p>%IX0.0.1.46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67])" office:value-type="string" office:string-value="sensorRotRightScT2" calcext:value-type="string">
            <text:p>sensorRotRightScT2</text:p>
          </table:table-cell>
          <table:table-cell table:formula="of:=COM.MICROSOFT.CONCAT(&quot;%IX0.0.1.&quot;;[.G67])" office:value-type="string" office:string-value="%IX0.0.1.47" calcext:value-type="string">
            <text:p>%IX0.0.1.47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68])" office:value-type="string" office:string-value="sensorScT6" calcext:value-type="string">
            <text:p>sensorScT6</text:p>
          </table:table-cell>
          <table:table-cell table:formula="of:=COM.MICROSOFT.CONCAT(&quot;%IX0.0.0.&quot;;[.G68])" office:value-type="string" office:string-value="%IX0.0.0.61" calcext:value-type="string">
            <text:p>%IX0.0.0.61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69])" office:value-type="string" office:string-value="sensorRotLeftScT6" calcext:value-type="string">
            <text:p>sensorRotLeftScT6</text:p>
          </table:table-cell>
          <table:table-cell table:formula="of:=COM.MICROSOFT.CONCAT(&quot;%IX0.0.1.&quot;;[.G69])" office:value-type="string" office:string-value="%IX0.0.1.62" calcext:value-type="string">
            <text:p>%IX0.0.1.62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70])" office:value-type="string" office:string-value="sensorRotRightScT6" calcext:value-type="string">
            <text:p>sensorRotRightScT6</text:p>
          </table:table-cell>
          <table:table-cell table:formula="of:=COM.MICROSOFT.CONCAT(&quot;%IX0.0.1.&quot;;[.G70])" office:value-type="string" office:string-value="%IX0.0.1.63" calcext:value-type="string">
            <text:p>%IX0.0.1.63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71])" office:value-type="string" office:string-value="sensorMT2" calcext:value-type="string">
            <text:p>sensorMT2</text:p>
          </table:table-cell>
          <table:table-cell table:formula="of:=COM.MICROSOFT.CONCAT(&quot;%IX0.0.0.&quot;;[.G71])" office:value-type="string" office:string-value="%IX0.0.0.66" calcext:value-type="string">
            <text:p>%IX0.0.0.66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72])" office:value-type="string" office:string-value="sensorRotLeftMT2" calcext:value-type="string">
            <text:p>sensorRotLeftMT2</text:p>
          </table:table-cell>
          <table:table-cell table:formula="of:=COM.MICROSOFT.CONCAT(&quot;%IX0.0.1.&quot;;[.G72])" office:value-type="string" office:string-value="%IX0.0.1.67" calcext:value-type="string">
            <text:p>%IX0.0.1.67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73])" office:value-type="string" office:string-value="sensorRotRightMT2" calcext:value-type="string">
            <text:p>sensorRotRightMT2</text:p>
          </table:table-cell>
          <table:table-cell table:formula="of:=COM.MICROSOFT.CONCAT(&quot;%IX0.0.1.&quot;;[.G73])" office:value-type="string" office:string-value="%IX0.0.1.68" calcext:value-type="string">
            <text:p>%IX0.0.1.68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74])" office:value-type="string" office:string-value="sensorMT6" calcext:value-type="string">
            <text:p>sensorMT6</text:p>
          </table:table-cell>
          <table:table-cell table:formula="of:=COM.MICROSOFT.CONCAT(&quot;%IX0.0.0.&quot;;[.G74])" office:value-type="string" office:string-value="%IX0.0.0.73" calcext:value-type="string">
            <text:p>%IX0.0.0.73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75])" office:value-type="string" office:string-value="sensorRotLeftMT6" calcext:value-type="string">
            <text:p>sensorRotLeftMT6</text:p>
          </table:table-cell>
          <table:table-cell table:formula="of:=COM.MICROSOFT.CONCAT(&quot;%IX0.0.1.&quot;;[.G75])" office:value-type="string" office:string-value="%IX0.0.1.74" calcext:value-type="string">
            <text:p>%IX0.0.1.74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76])" office:value-type="string" office:string-value="sensorRotRightMT6" calcext:value-type="string">
            <text:p>sensorRotRightMT6</text:p>
          </table:table-cell>
          <table:table-cell table:formula="of:=COM.MICROSOFT.CONCAT(&quot;%IX0.0.1.&quot;;[.G7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77])" office:value-type="string" office:string-value="sensorCT2" calcext:value-type="string">
            <text:p>sensorCT2</text:p>
          </table:table-cell>
          <table:table-cell table:formula="of:=COM.MICROSOFT.CONCAT(&quot;%IX0.0.0.&quot;;[.G77])" office:value-type="string" office:string-value="%IX0.0.0.90" calcext:value-type="string">
            <text:p>%IX0.0.0.90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78])" office:value-type="string" office:string-value="sensorRotLeftCT2" calcext:value-type="string">
            <text:p>sensorRotLeftCT2</text:p>
          </table:table-cell>
          <table:table-cell table:formula="of:=COM.MICROSOFT.CONCAT(&quot;%IX0.0.1.&quot;;[.G78])" office:value-type="string" office:string-value="%IX0.0.1.91" calcext:value-type="string">
            <text:p>%IX0.0.1.91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79])" office:value-type="string" office:string-value="sensorRotRightCT2" calcext:value-type="string">
            <text:p>sensorRotRightCT2</text:p>
          </table:table-cell>
          <table:table-cell table:formula="of:=COM.MICROSOFT.CONCAT(&quot;%IX0.0.1.&quot;;[.G79])" office:value-type="string" office:string-value="%IX0.0.1.92" calcext:value-type="string">
            <text:p>%IX0.0.1.9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80])" office:value-type="string" office:string-value="sensorCT8" calcext:value-type="string">
            <text:p>sensorCT8</text:p>
          </table:table-cell>
          <table:table-cell table:formula="of:=COM.MICROSOFT.CONCAT(&quot;%IX0.0.0.&quot;;[.G80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81])" office:value-type="string" office:string-value="sensorRotLeftCT8" calcext:value-type="string">
            <text:p>sensorRotLeftCT8</text:p>
          </table:table-cell>
          <table:table-cell table:formula="of:=COM.MICROSOFT.CONCAT(&quot;%IX0.0.1.&quot;;[.G81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82])" office:value-type="string" office:string-value="sensorRotRightCT8" calcext:value-type="string">
            <text:p>sensorRotRightCT8</text:p>
          </table:table-cell>
          <table:table-cell table:formula="of:=COM.MICROSOFT.CONCAT(&quot;%IX0.0.1.&quot;;[.G82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83])" office:value-type="string" office:string-value="sensorPM1" calcext:value-type="string">
            <text:p>sensorPM1</text:p>
          </table:table-cell>
          <table:table-cell table:formula="of:=COM.MICROSOFT.CONCAT(&quot;%IX0.0.0.&quot;;[.G83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84])" office:value-type="string" office:string-value="sensorPM2" calcext:value-type="string">
            <text:p>sensorPM2</text:p>
          </table:table-cell>
          <table:table-cell table:formula="of:=COM.MICROSOFT.CONCAT(&quot;%IX0.0.0.&quot;;[.G84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85])" office:value-type="string" office:string-value="sensorPM3" calcext:value-type="string">
            <text:p>sensorPM3</text:p>
          </table:table-cell>
          <table:table-cell table:formula="of:=COM.MICROSOFT.CONCAT(&quot;%IX0.0.0.&quot;;[.G85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86])" office:value-type="string" office:string-value="backCT4" calcext:value-type="string">
            <text:p>backCT4</text:p>
          </table:table-cell>
          <table:table-cell table:formula="of:=COM.MICROSOFT.CONCAT(&quot;%QX0.0.1.&quot;;[.G86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87])" office:value-type="string" office:string-value="forwardCT4" calcext:value-type="string">
            <text:p>forwardCT4</text:p>
          </table:table-cell>
          <table:table-cell table:formula="of:=COM.MICROSOFT.CONCAT(&quot;%QX0.0.1.&quot;;[.G87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88])" office:value-type="string" office:string-value="pushBackCT4" calcext:value-type="string">
            <text:p>pushBackCT4</text:p>
          </table:table-cell>
          <table:table-cell table:formula="of:=COM.MICROSOFT.CONCAT(&quot;%QX0.0.1.&quot;;[.G88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89])" office:value-type="string" office:string-value="pushForwardCT4" calcext:value-type="string">
            <text:p>pushForwardCT4</text:p>
          </table:table-cell>
          <table:table-cell table:formula="of:=COM.MICROSOFT.CONCAT(&quot;%QX0.0.1.&quot;;[.G8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0])" office:value-type="string" office:string-value="backCT5" calcext:value-type="string">
            <text:p>backCT5</text:p>
          </table:table-cell>
          <table:table-cell table:formula="of:=COM.MICROSOFT.CONCAT(&quot;%QX0.0.1.&quot;;[.G90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91])" office:value-type="string" office:string-value="forwardCT5" calcext:value-type="string">
            <text:p>forwardCT5</text:p>
          </table:table-cell>
          <table:table-cell table:formula="of:=COM.MICROSOFT.CONCAT(&quot;%QX0.0.1.&quot;;[.G91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92])" office:value-type="string" office:string-value="pushBackCT5" calcext:value-type="string">
            <text:p>pushBackCT5</text:p>
          </table:table-cell>
          <table:table-cell table:formula="of:=COM.MICROSOFT.CONCAT(&quot;%QX0.0.1.&quot;;[.G92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93])" office:value-type="string" office:string-value="pushForwardCT5" calcext:value-type="string">
            <text:p>pushForwardCT5</text:p>
          </table:table-cell>
          <table:table-cell table:formula="of:=COM.MICROSOFT.CONCAT(&quot;%QX0.0.1.&quot;;[.G93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4])" office:value-type="string" office:string-value="backCT6" calcext:value-type="string">
            <text:p>backCT6</text:p>
          </table:table-cell>
          <table:table-cell table:formula="of:=COM.MICROSOFT.CONCAT(&quot;%QX0.0.1.&quot;;[.G94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95])" office:value-type="string" office:string-value="forwardCT6" calcext:value-type="string">
            <text:p>forwardCT6</text:p>
          </table:table-cell>
          <table:table-cell table:formula="of:=COM.MICROSOFT.CONCAT(&quot;%QX0.0.1.&quot;;[.G95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96])" office:value-type="string" office:string-value="pushBackCT6" calcext:value-type="string">
            <text:p>pushBackCT6</text:p>
          </table:table-cell>
          <table:table-cell table:formula="of:=COM.MICROSOFT.CONCAT(&quot;%QX0.0.1.&quot;;[.G96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97])" office:value-type="string" office:string-value="pushForwardCT6" calcext:value-type="string">
            <text:p>pushForwardCT6</text:p>
          </table:table-cell>
          <table:table-cell table:formula="of:=COM.MICROSOFT.CONCAT(&quot;%QX0.0.1.&quot;;[.G97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98])" office:value-type="string" office:string-value="sensorCT4" calcext:value-type="string">
            <text:p>sensorCT4</text:p>
          </table:table-cell>
          <table:table-cell table:formula="of:=COM.MICROSOFT.CONCAT(&quot;%IX0.0.0.&quot;;[.G98])" office:value-type="string" office:string-value="%IX0.0.0.94" calcext:value-type="string">
            <text:p>%IX0.0.0.94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99])" office:value-type="string" office:string-value="sensorPushBackCT4" calcext:value-type="string">
            <text:p>sensorPushBackCT4</text:p>
          </table:table-cell>
          <table:table-cell table:formula="of:=COM.MICROSOFT.CONCAT(&quot;%IX0.0.0.&quot;;[.G9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100])" office:value-type="string" office:string-value="sensorPushForwardCT4" calcext:value-type="string">
            <text:p>sensorPushForwardCT4</text:p>
          </table:table-cell>
          <table:table-cell table:formula="of:=COM.MICROSOFT.CONCAT(&quot;%IX0.0.0.&quot;;[.G100])" office:value-type="string" office:string-value="%IX0.0.0.96" calcext:value-type="string">
            <text:p>%IX0.0.0.96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101])" office:value-type="string" office:string-value="sensorCT5" calcext:value-type="string">
            <text:p>sensorCT5</text:p>
          </table:table-cell>
          <table:table-cell table:formula="of:=COM.MICROSOFT.CONCAT(&quot;%IX0.0.0.&quot;;[.G101])" office:value-type="string" office:string-value="%IX0.0.0.97" calcext:value-type="string">
            <text:p>%IX0.0.0.97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102])" office:value-type="string" office:string-value="sensorPushBackCT5" calcext:value-type="string">
            <text:p>sensorPushBackCT5</text:p>
          </table:table-cell>
          <table:table-cell table:formula="of:=COM.MICROSOFT.CONCAT(&quot;%IX0.0.0.&quot;;[.G102])" office:value-type="string" office:string-value="%IX0.0.0.98" calcext:value-type="string">
            <text:p>%IX0.0.0.98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103])" office:value-type="string" office:string-value="sensorPushForwardCT5" calcext:value-type="string">
            <text:p>sensorPushForwardCT5</text:p>
          </table:table-cell>
          <table:table-cell table:formula="of:=COM.MICROSOFT.CONCAT(&quot;%IX0.0.0.&quot;;[.G10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104])" office:value-type="string" office:string-value="sensorCT6" calcext:value-type="string">
            <text:p>sensorCT6</text:p>
          </table:table-cell>
          <table:table-cell table:formula="of:=COM.MICROSOFT.CONCAT(&quot;%IX0.0.0.&quot;;[.G104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105])" office:value-type="string" office:string-value="sensorPushBackCT6" calcext:value-type="string">
            <text:p>sensorPushBackCT6</text:p>
          </table:table-cell>
          <table:table-cell table:formula="of:=COM.MICROSOFT.CONCAT(&quot;%IX0.0.0.&quot;;[.G105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106])" office:value-type="string" office:string-value="sensorPushForwardCT6" calcext:value-type="string">
            <text:p>sensorPushForwardCT6</text:p>
          </table:table-cell>
          <table:table-cell table:formula="of:=COM.MICROSOFT.CONCAT(&quot;%IX0.0.0.&quot;;[.G106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107])" office:value-type="string" office:string-value="backSaT3" calcext:value-type="string">
            <text:p>backSaT3</text:p>
          </table:table-cell>
          <table:table-cell table:formula="of:=COM.MICROSOFT.CONCAT(&quot;%QX0.0.1.&quot;;[.G107])" office:value-type="string" office:string-value="%QX0.0.1.11" calcext:value-type="string">
            <text:p>%QX0.0.1.11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08])" office:value-type="string" office:string-value="forwardSaT3" calcext:value-type="string">
            <text:p>forwardSaT3</text:p>
          </table:table-cell>
          <table:table-cell table:formula="of:=COM.MICROSOFT.CONCAT(&quot;%QX0.0.1.&quot;;[.G108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116])" office:value-type="string" office:string-value="backSaT5" calcext:value-type="string">
            <text:p>backSaT5</text:p>
          </table:table-cell>
          <table:table-cell table:formula="of:=COM.MICROSOFT.CONCAT(&quot;%QX0.0.1.&quot;;[.G116])" office:value-type="string" office:string-value="%QX0.0.1.22" calcext:value-type="string">
            <text:p>%QX0.0.1.22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17])" office:value-type="string" office:string-value="forwardSaT5" calcext:value-type="string">
            <text:p>forwardSaT5</text:p>
          </table:table-cell>
          <table:table-cell table:formula="of:=COM.MICROSOFT.CONCAT(&quot;%QX0.0.1.&quot;;[.G117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125])" office:value-type="string" office:string-value="backSbT3" calcext:value-type="string">
            <text:p>backSbT3</text:p>
          </table:table-cell>
          <table:table-cell table:formula="of:=COM.MICROSOFT.CONCAT(&quot;%QX0.0.1.&quot;;[.G12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26])" office:value-type="string" office:string-value="forwardSbT3" calcext:value-type="string">
            <text:p>forwardSbT3</text:p>
          </table:table-cell>
          <table:table-cell table:formula="of:=COM.MICROSOFT.CONCAT(&quot;%QX0.0.1.&quot;;[.G126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134])" office:value-type="string" office:string-value="backSbT5" calcext:value-type="string">
            <text:p>backSbT5</text:p>
          </table:table-cell>
          <table:table-cell table:formula="of:=COM.MICROSOFT.CONCAT(&quot;%QX0.0.1.&quot;;[.G134])" office:value-type="string" office:string-value="%QX0.0.1.54" calcext:value-type="string">
            <text:p>%QX0.0.1.54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5])" office:value-type="string" office:string-value="forwardSbT5" calcext:value-type="string">
            <text:p>forwardSbT5</text:p>
          </table:table-cell>
          <table:table-cell table:formula="of:=COM.MICROSOFT.CONCAT(&quot;%QX0.0.1.&quot;;[.G135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143])" office:value-type="string" office:string-value="backScT3" calcext:value-type="string">
            <text:p>backScT3</text:p>
          </table:table-cell>
          <table:table-cell table:formula="of:=COM.MICROSOFT.CONCAT(&quot;%QX0.0.1.&quot;;[.G143])" office:value-type="string" office:string-value="%QX0.0.1.75" calcext:value-type="string">
            <text:p>%QX0.0.1.75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44])" office:value-type="string" office:string-value="forwardScT3" calcext:value-type="string">
            <text:p>forwardScT3</text:p>
          </table:table-cell>
          <table:table-cell table:formula="of:=COM.MICROSOFT.CONCAT(&quot;%QX0.0.1.&quot;;[.G144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152])" office:value-type="string" office:string-value="backScT5" calcext:value-type="string">
            <text:p>backScT5</text:p>
          </table:table-cell>
          <table:table-cell table:formula="of:=COM.MICROSOFT.CONCAT(&quot;%QX0.0.1.&quot;;[.G152])" office:value-type="string" office:string-value="%QX0.0.1.86" calcext:value-type="string">
            <text:p>%QX0.0.1.86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53])" office:value-type="string" office:string-value="forwardScT5" calcext:value-type="string">
            <text:p>forwardScT5</text:p>
          </table:table-cell>
          <table:table-cell table:formula="of:=COM.MICROSOFT.CONCAT(&quot;%QX0.0.1.&quot;;[.G153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161])" office:value-type="string" office:string-value="sensorSaT3" calcext:value-type="string">
            <text:p>sensorSaT3</text:p>
          </table:table-cell>
          <table:table-cell table:formula="of:=COM.MICROSOFT.CONCAT(&quot;%IX0.0.0.&quot;;[.G161])" office:value-type="string" office:string-value="%IX0.0.0.6" calcext:value-type="string">
            <text:p>%IX0.0.0.6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167])" office:value-type="string" office:string-value="sensorSaT5" calcext:value-type="string">
            <text:p>sensorSaT5</text:p>
          </table:table-cell>
          <table:table-cell table:formula="of:=COM.MICROSOFT.CONCAT(&quot;%IX0.0.0.&quot;;[.G16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173])" office:value-type="string" office:string-value="sensorSbT3" calcext:value-type="string">
            <text:p>sensorSbT3</text:p>
          </table:table-cell>
          <table:table-cell table:formula="of:=COM.MICROSOFT.CONCAT(&quot;%IX0.0.0.&quot;;[.G173])" office:value-type="string" office:string-value="%IX0.0.0.27" calcext:value-type="string">
            <text:p>%IX0.0.0.27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179])" office:value-type="string" office:string-value="sensorSbT5" calcext:value-type="string">
            <text:p>sensorSbT5</text:p>
          </table:table-cell>
          <table:table-cell table:formula="of:=COM.MICROSOFT.CONCAT(&quot;%IX0.0.0.&quot;;[.G17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185])" office:value-type="string" office:string-value="sensorScT3" calcext:value-type="string">
            <text:p>sensorScT3</text:p>
          </table:table-cell>
          <table:table-cell table:formula="of:=COM.MICROSOFT.CONCAT(&quot;%IX0.0.0.&quot;;[.G185])" office:value-type="string" office:string-value="%IX0.0.0.48" calcext:value-type="string">
            <text:p>%IX0.0.0.48</text:p>
          </table:table-cell>
          <table:table-cell table:formula="of:=COM.MICROSOFT.CONCAT(&quot;&lt;variable name=&quot;&quot;&quot;;[.H185];&quot;&quot;&quot;&quot;;&quot; address=&quot;&quot;&quot;;[.I185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191])" office:value-type="string" office:string-value="sensorScT5" calcext:value-type="string">
            <text:p>sensorScT5</text:p>
          </table:table-cell>
          <table:table-cell table:formula="of:=COM.MICROSOFT.CONCAT(&quot;%IX0.0.0.&quot;;[.G19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191];&quot;&quot;&quot;&quot;;&quot; address=&quot;&quot;&quot;;[.I19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197])" office:value-type="string" office:string-value="backSaT1" calcext:value-type="string">
            <text:p>backSaT1</text:p>
          </table:table-cell>
          <table:table-cell table:formula="of:=COM.MICROSOFT.CONCAT(&quot;%QX0.0.1.&quot;;[.G197])" office:value-type="string" office:string-value="%QX0.0.1.5" calcext:value-type="string">
            <text:p>%QX0.0.1.5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98])" office:value-type="string" office:string-value="forwardSaT1" calcext:value-type="string">
            <text:p>forwardSaT1</text:p>
          </table:table-cell>
          <table:table-cell table:formula="of:=COM.MICROSOFT.CONCAT(&quot;%QX0.0.1.&quot;;[.G198])" office:value-type="string" office:string-value="%QX0.0.1.6" calcext:value-type="string">
            <text:p>%QX0.0.1.6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99])" office:value-type="string" office:string-value="backSaT4" calcext:value-type="string">
            <text:p>backSaT4</text:p>
          </table:table-cell>
          <table:table-cell table:formula="of:=COM.MICROSOFT.CONCAT(&quot;%QX0.0.1.&quot;;[.G199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200])" office:value-type="string" office:string-value="forwardSaT4" calcext:value-type="string">
            <text:p>forwardSaT4</text:p>
          </table:table-cell>
          <table:table-cell table:formula="of:=COM.MICROSOFT.CONCAT(&quot;%QX0.0.1.&quot;;[.G200])" office:value-type="string" office:string-value="%QX0.0.1.21" calcext:value-type="string">
            <text:p>%QX0.0.1.21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201])" office:value-type="string" office:string-value="backSaT7" calcext:value-type="string">
            <text:p>backSaT7</text:p>
          </table:table-cell>
          <table:table-cell table:formula="of:=COM.MICROSOFT.CONCAT(&quot;%QX0.0.1.&quot;;[.G2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202])" office:value-type="string" office:string-value="forwardSaT7" calcext:value-type="string">
            <text:p>forwardSaT7</text:p>
          </table:table-cell>
          <table:table-cell table:formula="of:=COM.MICROSOFT.CONCAT(&quot;%QX0.0.1.&quot;;[.G202])" office:value-type="string" office:string-value="%QX0.0.1.36" calcext:value-type="string">
            <text:p>%QX0.0.1.36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203])" office:value-type="string" office:string-value="backSbT1" calcext:value-type="string">
            <text:p>backSbT1</text:p>
          </table:table-cell>
          <table:table-cell table:formula="of:=COM.MICROSOFT.CONCAT(&quot;%QX0.0.1.&quot;;[.G203])" office:value-type="string" office:string-value="%QX0.0.1.37" calcext:value-type="string">
            <text:p>%QX0.0.1.37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204])" office:value-type="string" office:string-value="forwardSbT1" calcext:value-type="string">
            <text:p>forwardSbT1</text:p>
          </table:table-cell>
          <table:table-cell table:formula="of:=COM.MICROSOFT.CONCAT(&quot;%QX0.0.1.&quot;;[.G204])" office:value-type="string" office:string-value="%QX0.0.1.38" calcext:value-type="string">
            <text:p>%QX0.0.1.38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205])" office:value-type="string" office:string-value="backSbT4" calcext:value-type="string">
            <text:p>backSbT4</text:p>
          </table:table-cell>
          <table:table-cell table:formula="of:=COM.MICROSOFT.CONCAT(&quot;%QX0.0.1.&quot;;[.G205])" office:value-type="string" office:string-value="%QX0.0.1.52" calcext:value-type="string">
            <text:p>%QX0.0.1.52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206])" office:value-type="string" office:string-value="forwardSbT4" calcext:value-type="string">
            <text:p>forwardSbT4</text:p>
          </table:table-cell>
          <table:table-cell table:formula="of:=COM.MICROSOFT.CONCAT(&quot;%QX0.0.1.&quot;;[.G206])" office:value-type="string" office:string-value="%QX0.0.1.53" calcext:value-type="string">
            <text:p>%QX0.0.1.53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207])" office:value-type="string" office:string-value="backSbT7" calcext:value-type="string">
            <text:p>backSbT7</text:p>
          </table:table-cell>
          <table:table-cell table:formula="of:=COM.MICROSOFT.CONCAT(&quot;%QX0.0.1.&quot;;[.G207])" office:value-type="string" office:string-value="%QX0.0.1.67" calcext:value-type="string">
            <text:p>%QX0.0.1.67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208])" office:value-type="string" office:string-value="forwardSbT7" calcext:value-type="string">
            <text:p>forwardSbT7</text:p>
          </table:table-cell>
          <table:table-cell table:formula="of:=COM.MICROSOFT.CONCAT(&quot;%QX0.0.1.&quot;;[.G208])" office:value-type="string" office:string-value="%QX0.0.1.68" calcext:value-type="string">
            <text:p>%QX0.0.1.68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209])" office:value-type="string" office:string-value="backScT1" calcext:value-type="string">
            <text:p>backScT1</text:p>
          </table:table-cell>
          <table:table-cell table:formula="of:=COM.MICROSOFT.CONCAT(&quot;%QX0.0.1.&quot;;[.G209])" office:value-type="string" office:string-value="%QX0.0.1.69" calcext:value-type="string">
            <text:p>%QX0.0.1.69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210])" office:value-type="string" office:string-value="forwardScT1" calcext:value-type="string">
            <text:p>forwardScT1</text:p>
          </table:table-cell>
          <table:table-cell table:formula="of:=COM.MICROSOFT.CONCAT(&quot;%QX0.0.1.&quot;;[.G210])" office:value-type="string" office:string-value="%QX0.0.1.70" calcext:value-type="string">
            <text:p>%QX0.0.1.70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211])" office:value-type="string" office:string-value="backScT4" calcext:value-type="string">
            <text:p>backScT4</text:p>
          </table:table-cell>
          <table:table-cell table:formula="of:=COM.MICROSOFT.CONCAT(&quot;%QX0.0.1.&quot;;[.G211])" office:value-type="string" office:string-value="%QX0.0.1.84" calcext:value-type="string">
            <text:p>%QX0.0.1.84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212])" office:value-type="string" office:string-value="forwardScT4" calcext:value-type="string">
            <text:p>forwardScT4</text:p>
          </table:table-cell>
          <table:table-cell table:formula="of:=COM.MICROSOFT.CONCAT(&quot;%QX0.0.1.&quot;;[.G212])" office:value-type="string" office:string-value="%QX0.0.1.85" calcext:value-type="string">
            <text:p>%QX0.0.1.85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213])" office:value-type="string" office:string-value="backScT7" calcext:value-type="string">
            <text:p>backScT7</text:p>
          </table:table-cell>
          <table:table-cell table:formula="of:=COM.MICROSOFT.CONCAT(&quot;%QX0.0.1.&quot;;[.G213])" office:value-type="string" office:string-value="%QX0.0.1.99" calcext:value-type="string">
            <text:p>%QX0.0.1.99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214])" office:value-type="string" office:string-value="forwardScT7" calcext:value-type="string">
            <text:p>forwardScT7</text:p>
          </table:table-cell>
          <table:table-cell table:formula="of:=COM.MICROSOFT.CONCAT(&quot;%QX0.0.1.&quot;;[.G214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215])" office:value-type="string" office:string-value="backMT1" calcext:value-type="string">
            <text:p>backMT1</text:p>
          </table:table-cell>
          <table:table-cell table:formula="of:=COM.MICROSOFT.CONCAT(&quot;%QX0.0.1.&quot;;[.G215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216])" office:value-type="string" office:string-value="forwardMT1" calcext:value-type="string">
            <text:p>forwardMT1</text:p>
          </table:table-cell>
          <table:table-cell table:formula="of:=COM.MICROSOFT.CONCAT(&quot;%QX0.0.1.&quot;;[.G21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217])" office:value-type="string" office:string-value="backMT3" calcext:value-type="string">
            <text:p>backMT3</text:p>
          </table:table-cell>
          <table:table-cell table:formula="of:=COM.MICROSOFT.CONCAT(&quot;%QX0.0.1.&quot;;[.G217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218])" office:value-type="string" office:string-value="forwardMT3" calcext:value-type="string">
            <text:p>forwardMT3</text:p>
          </table:table-cell>
          <table:table-cell table:formula="of:=COM.MICROSOFT.CONCAT(&quot;%QX0.0.1.&quot;;[.G218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219])" office:value-type="string" office:string-value="backMT4" calcext:value-type="string">
            <text:p>backMT4</text:p>
          </table:table-cell>
          <table:table-cell table:formula="of:=COM.MICROSOFT.CONCAT(&quot;%QX0.0.1.&quot;;[.G219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220])" office:value-type="string" office:string-value="forwardMT4" calcext:value-type="string">
            <text:p>forwardMT4</text:p>
          </table:table-cell>
          <table:table-cell table:formula="of:=COM.MICROSOFT.CONCAT(&quot;%QX0.0.1.&quot;;[.G220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221])" office:value-type="string" office:string-value="backMT5" calcext:value-type="string">
            <text:p>backMT5</text:p>
          </table:table-cell>
          <table:table-cell table:formula="of:=COM.MICROSOFT.CONCAT(&quot;%QX0.0.1.&quot;;[.G22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222])" office:value-type="string" office:string-value="forwardMT5" calcext:value-type="string">
            <text:p>forwardMT5</text:p>
          </table:table-cell>
          <table:table-cell table:formula="of:=COM.MICROSOFT.CONCAT(&quot;%QX0.0.1.&quot;;[.G222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223])" office:value-type="string" office:string-value="backCT1" calcext:value-type="string">
            <text:p>backCT1</text:p>
          </table:table-cell>
          <table:table-cell table:formula="of:=COM.MICROSOFT.CONCAT(&quot;%QX0.0.1.&quot;;[.G223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224])" office:value-type="string" office:string-value="forwardCT1" calcext:value-type="string">
            <text:p>forwardCT1</text:p>
          </table:table-cell>
          <table:table-cell table:formula="of:=COM.MICROSOFT.CONCAT(&quot;%QX0.0.1.&quot;;[.G224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225])" office:value-type="string" office:string-value="backCT3" calcext:value-type="string">
            <text:p>backCT3</text:p>
          </table:table-cell>
          <table:table-cell table:formula="of:=COM.MICROSOFT.CONCAT(&quot;%QX0.0.1.&quot;;[.G225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226])" office:value-type="string" office:string-value="forwardCT3" calcext:value-type="string">
            <text:p>forwardCT3</text:p>
          </table:table-cell>
          <table:table-cell table:formula="of:=COM.MICROSOFT.CONCAT(&quot;%QX0.0.1.&quot;;[.G226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227])" office:value-type="string" office:string-value="backCT7" calcext:value-type="string">
            <text:p>backCT7</text:p>
          </table:table-cell>
          <table:table-cell table:formula="of:=COM.MICROSOFT.CONCAT(&quot;%QX0.0.1.&quot;;[.G227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228])" office:value-type="string" office:string-value="forwardCT7" calcext:value-type="string">
            <text:p>forwardCT7</text:p>
          </table:table-cell>
          <table:table-cell table:formula="of:=COM.MICROSOFT.CONCAT(&quot;%QX0.0.1.&quot;;[.G228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229])" office:value-type="string" office:string-value="backCT9" calcext:value-type="string">
            <text:p>backCT9</text:p>
          </table:table-cell>
          <table:table-cell table:formula="of:=COM.MICROSOFT.CONCAT(&quot;%QX0.0.1.&quot;;[.G229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230])" office:value-type="string" office:string-value="forwardCT9" calcext:value-type="string">
            <text:p>forwardCT9</text:p>
          </table:table-cell>
          <table:table-cell table:formula="of:=COM.MICROSOFT.CONCAT(&quot;%QX0.0.1.&quot;;[.G230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31])" office:value-type="string" office:string-value="sensorSaT1" calcext:value-type="string">
            <text:p>sensorSaT1</text:p>
          </table:table-cell>
          <table:table-cell table:formula="of:=COM.MICROSOFT.CONCAT(&quot;%IX0.0.0.&quot;;[.G231])" office:value-type="string" office:string-value="%IX0.0.0.2" calcext:value-type="string">
            <text:p>%IX0.0.0.2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32])" office:value-type="string" office:string-value="sensorSaT4" calcext:value-type="string">
            <text:p>sensorSaT4</text:p>
          </table:table-cell>
          <table:table-cell table:formula="of:=COM.MICROSOFT.CONCAT(&quot;%IX0.0.0.&quot;;[.G232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33])" office:value-type="string" office:string-value="sensorSaT7" calcext:value-type="string">
            <text:p>sensorSaT7</text:p>
          </table:table-cell>
          <table:table-cell table:formula="of:=COM.MICROSOFT.CONCAT(&quot;%IX0.0.0.&quot;;[.G233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34])" office:value-type="string" office:string-value="sensorSbT1" calcext:value-type="string">
            <text:p>sensorSbT1</text:p>
          </table:table-cell>
          <table:table-cell table:formula="of:=COM.MICROSOFT.CONCAT(&quot;%IX0.0.0.&quot;;[.G234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35])" office:value-type="string" office:string-value="sensorSbT4" calcext:value-type="string">
            <text:p>sensorSbT4</text:p>
          </table:table-cell>
          <table:table-cell table:formula="of:=COM.MICROSOFT.CONCAT(&quot;%IX0.0.0.&quot;;[.G235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36])" office:value-type="string" office:string-value="sensorSbT7" calcext:value-type="string">
            <text:p>sensorSbT7</text:p>
          </table:table-cell>
          <table:table-cell table:formula="of:=COM.MICROSOFT.CONCAT(&quot;%IX0.0.0.&quot;;[.G236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37])" office:value-type="string" office:string-value="sensorScT1" calcext:value-type="string">
            <text:p>sensorScT1</text:p>
          </table:table-cell>
          <table:table-cell table:formula="of:=COM.MICROSOFT.CONCAT(&quot;%IX0.0.0.&quot;;[.G237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38])" office:value-type="string" office:string-value="sensorScT4" calcext:value-type="string">
            <text:p>sensorScT4</text:p>
          </table:table-cell>
          <table:table-cell table:formula="of:=COM.MICROSOFT.CONCAT(&quot;%IX0.0.0.&quot;;[.G238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9])" office:value-type="string" office:string-value="sensorScT7" calcext:value-type="string">
            <text:p>sensorScT7</text:p>
          </table:table-cell>
          <table:table-cell table:formula="of:=COM.MICROSOFT.CONCAT(&quot;%IX0.0.0.&quot;;[.G239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40])" office:value-type="string" office:string-value="sensorMT1" calcext:value-type="string">
            <text:p>sensorMT1</text:p>
          </table:table-cell>
          <table:table-cell table:formula="of:=COM.MICROSOFT.CONCAT(&quot;%IX0.0.0.&quot;;[.G240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41])" office:value-type="string" office:string-value="sensorMT3" calcext:value-type="string">
            <text:p>sensorMT3</text:p>
          </table:table-cell>
          <table:table-cell table:formula="of:=COM.MICROSOFT.CONCAT(&quot;%IX0.0.0.&quot;;[.G241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43])" office:value-type="string" office:string-value="sensorMT4" calcext:value-type="string">
            <text:p>sensorMT4</text:p>
          </table:table-cell>
          <table:table-cell table:formula="of:=COM.MICROSOFT.CONCAT(&quot;%IX0.0.0.&quot;;[.G24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44])" office:value-type="string" office:string-value="sensorMT5" calcext:value-type="string">
            <text:p>sensorMT5</text:p>
          </table:table-cell>
          <table:table-cell table:formula="of:=COM.MICROSOFT.CONCAT(&quot;%IX0.0.0.&quot;;[.G24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45])" office:value-type="string" office:string-value="sensorCT1" calcext:value-type="string">
            <text:p>sensorCT1</text:p>
          </table:table-cell>
          <table:table-cell table:formula="of:=COM.MICROSOFT.CONCAT(&quot;%IX0.0.0.&quot;;[.G24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46])" office:value-type="string" office:string-value="sensorCT3" calcext:value-type="string">
            <text:p>sensorCT3</text:p>
          </table:table-cell>
          <table:table-cell table:formula="of:=COM.MICROSOFT.CONCAT(&quot;%IX0.0.0.&quot;;[.G24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47])" office:value-type="string" office:string-value="sensorCT7" calcext:value-type="string">
            <text:p>sensorCT7</text:p>
          </table:table-cell>
          <table:table-cell table:formula="of:=COM.MICROSOFT.CONCAT(&quot;%IX0.0.0.&quot;;[.G24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48])" office:value-type="string" office:string-value="sensorCT9" calcext:value-type="string">
            <text:p>sensorCT9</text:p>
          </table:table-cell>
          <table:table-cell table:formula="of:=COM.MICROSOFT.CONCAT(&quot;%IX0.0.0.&quot;;[.G24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io.A1:io.J265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-00-0000</text:date>, <text:time style:data-style-name="N2" text:time-value="12:42:12.861624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1:08:55.555599198</dc:date>
    <meta:editing-duration>P1DT12H25M26S</meta:editing-duration>
    <meta:editing-cycles>16</meta:editing-cycles>
    <meta:generator>LibreOffice/5.4.6.2$Linux_X86_64 LibreOffice_project/40m0$Build-2</meta:generator>
    <meta:document-statistic meta:table-count="1" meta:cell-count="2123" meta:object-count="0"/>
  </office:meta>
</office:document-meta>
</file>